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2.27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8" style:family="table-cell" style:parent-style-name="Default">
      <style:text-properties fo:color="#a5c261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T1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style:font-name-asian="JetBrains Mono" style:font-name-complex="JetBrai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5"/>
          <table:covered-table-cell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mage_url</text:p>
          </table:table-cell>
          <table:table-cell table:style-name="ce2" office:value-type="string" calcext:value-type="string">
            <text:p>content</text:p>
          </table:table-cell>
          <table:table-cell table:style-name="ce2"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ython Web Basics</text:p>
          </table:table-cell>
          <table:table-cell table:style-name="ce6" office:value-type="string" calcext:value-type="string">
            <text:p><text:a xlink:href="https://about.softuni.bg/Content/images/home-page/softuni-logo.svg" xlink:type="simple">https://about.softuni.bg/Content/images/home-page/softuni-logo.svg</text:a></text:p>
          </table:table-cell>
          <table:table-cell table:style-name="ce6" office:value-type="string" calcext:value-type="string">
            <text:p>Content for Python Web Basics</text:p>
          </table:table-cell>
          <table:table-cell table:style-name="ce6"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day's Tasks</text:p>
          </table:table-cell>
          <table:table-cell office:value-type="string" calcext:value-type="string">
            <text:p><text:a xlink:href="https://www.freeiconspng.com/thumbs/tasks-icon/tasks-icon-9.png" xlink:type="simple">https://www.freeiconspng.com/thumbs/tasks-icon/tasks-icon-9.png</text:a></text:p>
          </table:table-cell>
          <table:table-cell office:value-type="string" calcext:value-type="string">
            <text:p>Today I need to go shopping, make some pancakes, and at the end of the day I should write some code.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profile</text:p>
          </table:table-cell>
          <table:covered-table-cell table:style-name="ce5"/>
          <table:covered-table-cell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first_name</text:p>
          </table:table-cell>
          <table:table-cell table:style-name="ce7" office:value-type="string" calcext:value-type="string">
            <text:p>last_name</text:p>
          </table:table-cell>
          <table:table-cell office:value-type="string" calcext:value-type="string">
            <text:p>age</text:p>
          </table:table-cell>
          <table:table-cell table:style-name="ce7" office:value-type="string" calcext:value-type="string">
            <text:p>image_url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vanova</text:p>
          </table:table-cell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<text:span text:style-name="T1"><text:a xlink:href="https://www.nicepng.com/png/detail/249-2492113_work-profile-user-default-female-suit-comments-default.png" xlink:type="simple">https://www.nicepng.com/png/detail/249-2492113_work-profile-user-default-female-suit-comments-default.png</text:a></text:span>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4:11:45.706547924</meta:creation-date>
    <dc:date>2021-08-28T03:03:12.890828021</dc:date>
    <meta:editing-duration>PT1H11M24S</meta:editing-duration>
    <meta:editing-cycles>3</meta:editing-cycles>
    <meta:generator>LibreOffice/6.4.7.2$Linux_X86_64 LibreOffice_project/40$Build-2</meta:generator>
    <meta:document-statistic meta:table-count="1" meta:cell-count="24" meta:object-count="0"/>
  </office:meta>
</office:document-meta>
</file>